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Heading_20_1">
      <style:paragraph-properties fo:margin-top="0in" fo:margin-bottom="0in" style:contextual-spacing="false"/>
      <style:text-properties fo:language="pl" fo:country="PL"/>
    </style:style>
    <style:style style:name="P2" style:family="paragraph" style:parent-style-name="Heading_20_1">
      <style:paragraph-properties fo:margin-top="0in" fo:margin-bottom="0in" style:contextual-spacing="false"/>
      <style:text-properties officeooo:paragraph-rsid="00113ddd"/>
    </style:style>
    <style:style style:name="P3" style:family="paragraph" style:parent-style-name="Heading_20_1">
      <style:paragraph-properties fo:margin-top="0in" fo:margin-bottom="0in" style:contextual-spacing="false"/>
      <style:text-properties officeooo:paragraph-rsid="0018268f"/>
    </style:style>
    <style:style style:name="P4" style:family="paragraph" style:parent-style-name="Heading_20_2">
      <style:paragraph-properties fo:break-before="page"/>
      <style:text-properties officeooo:paragraph-rsid="000d2633"/>
    </style:style>
    <style:style style:name="P5" style:family="paragraph" style:parent-style-name="Heading_20_2">
      <style:text-properties officeooo:paragraph-rsid="00164944"/>
    </style:style>
    <style:style style:name="P6" style:family="paragraph" style:parent-style-name="Heading_20_2">
      <style:text-properties officeooo:paragraph-rsid="0018268f"/>
    </style:style>
    <style:style style:name="P7" style:family="paragraph" style:parent-style-name="Heading_20_3">
      <style:text-properties fo:font-size="28pt" style:font-size-asian="28pt" style:font-size-complex="28pt"/>
    </style:style>
    <style:style style:name="P8" style:family="paragraph" style:parent-style-name="Heading_20_3">
      <style:text-properties officeooo:paragraph-rsid="000b688c"/>
    </style:style>
    <style:style style:name="P9" style:family="paragraph" style:parent-style-name="Heading_20_3">
      <style:text-properties style:font-name="Liberation Sans"/>
    </style:style>
    <style:style style:name="P10" style:family="paragraph" style:parent-style-name="Heading_20_3">
      <style:text-properties officeooo:paragraph-rsid="00113ddd"/>
    </style:style>
    <style:style style:name="P11" style:family="paragraph" style:parent-style-name="Heading_20_3">
      <style:text-properties officeooo:paragraph-rsid="0012e8ee"/>
    </style:style>
    <style:style style:name="P12" style:family="paragraph" style:parent-style-name="Text_20_body" style:list-style-name="L2" style:master-page-name="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style:page-number="auto" fo:background-color="transparent"/>
      <style:text-properties officeooo:paragraph-rsid="000c0f17"/>
    </style:style>
    <style:style style:name="P13" style:family="paragraph" style:parent-style-name="Text_20_body" style:list-style-name="L2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fo:background-color="transparent"/>
      <style:text-properties officeooo:paragraph-rsid="000c0f17"/>
    </style:style>
    <style:style style:name="P14" style:family="paragraph" style:parent-style-name="Text_20_body">
      <style:text-properties officeooo:paragraph-rsid="000d2633"/>
    </style:style>
    <style:style style:name="P15" style:family="paragraph" style:parent-style-name="Text_20_body">
      <style:text-properties style:font-name="Liberation Serif" fo:font-size="28pt" officeooo:rsid="000c0f17" officeooo:paragraph-rsid="000c0f17" style:font-size-asian="28pt" style:font-size-complex="28pt"/>
    </style:style>
    <style:style style:name="P16" style:family="paragraph" style:parent-style-name="Text_20_body" style:list-style-name="L3">
      <loext:graphic-properties draw:fill="none"/>
      <style:paragraph-properties fo:margin-left="0.3752in" fo:margin-right="-0.1866in" fo:margin-top="0in" fo:margin-bottom="0in" style:contextual-spacing="false" fo:line-height="115%" fo:text-indent="-0.25in" style:auto-text-indent="false" fo:background-color="transparent"/>
      <style:text-properties fo:font-size="25pt" fo:font-weight="bold" officeooo:rsid="000eb165" officeooo:paragraph-rsid="000eb165" style:font-size-asian="27pt" style:font-weight-asian="bold" style:font-size-complex="27pt" style:font-weight-complex="bold"/>
    </style:style>
    <style:style style:name="P17" style:family="paragraph" style:parent-style-name="Text_20_body" style:list-style-name="L3">
      <loext:graphic-properties draw:fill="none"/>
      <style:paragraph-properties fo:margin-left="0.3752in" fo:margin-right="-0.1866in" fo:margin-top="0in" fo:margin-bottom="0in" style:contextual-spacing="false" fo:line-height="115%" fo:text-indent="-0.25in" style:auto-text-indent="false" fo:background-color="transparent"/>
      <style:text-properties fo:font-size="25pt" officeooo:rsid="00107fd8" officeooo:paragraph-rsid="00107fd8" style:font-size-asian="27pt" style:font-size-complex="27pt"/>
    </style:style>
    <style:style style:name="P18" style:family="paragraph" style:parent-style-name="Text_20_body" style:list-style-name="L3" style:master-page-name="">
      <loext:graphic-properties draw:fill="none"/>
      <style:paragraph-properties fo:margin-left="0.3752in" fo:margin-right="-0.1866in" fo:margin-top="0in" fo:margin-bottom="0in" style:contextual-spacing="false" fo:line-height="115%" fo:text-indent="-0.25in" style:auto-text-indent="false" style:page-number="auto" fo:background-color="transparent"/>
      <style:text-properties fo:font-size="25pt" officeooo:rsid="000d2633" officeooo:paragraph-rsid="000d2633" style:font-size-asian="27pt" style:font-size-complex="27pt"/>
    </style:style>
    <style:style style:name="P19" style:family="paragraph" style:parent-style-name="Text_20_body" style:list-style-name="L3">
      <loext:graphic-properties draw:fill="none"/>
      <style:paragraph-properties fo:margin-left="0.3752in" fo:margin-right="-0.1866in" fo:margin-top="0in" fo:margin-bottom="0in" style:contextual-spacing="false" fo:line-height="115%" fo:text-indent="-0.25in" style:auto-text-indent="false" fo:background-color="transparent"/>
      <style:text-properties fo:font-size="25pt" officeooo:rsid="000d2633" officeooo:paragraph-rsid="000d2633" style:font-size-asian="27pt" style:font-size-complex="27pt"/>
    </style:style>
    <style:style style:name="P20" style:family="paragraph" style:parent-style-name="Text_20_body" style:list-style-name="L3">
      <loext:graphic-properties draw:fill="none"/>
      <style:paragraph-properties fo:margin-left="0.3752in" fo:margin-right="-0.1866in" fo:margin-top="0in" fo:margin-bottom="0in" style:contextual-spacing="false" fo:line-height="115%" fo:text-indent="-0.25in" style:auto-text-indent="false" fo:background-color="transparent"/>
      <style:text-properties fo:font-size="25pt" officeooo:rsid="000d2633" officeooo:paragraph-rsid="0011316e" style:font-size-asian="27pt" style:font-size-complex="27pt"/>
    </style:style>
    <style:style style:name="P21" style:family="paragraph" style:parent-style-name="Text_20_body" style:list-style-name="L4">
      <style:text-properties officeooo:rsid="00113ddd" officeooo:paragraph-rsid="00113ddd"/>
    </style:style>
    <style:style style:name="P22" style:family="paragraph" style:parent-style-name="Text_20_body">
      <style:text-properties officeooo:rsid="0014c4b5" officeooo:paragraph-rsid="0014c4b5"/>
    </style:style>
    <style:style style:name="P23" style:family="paragraph" style:parent-style-name="Text_20_body" style:list-style-name="L5">
      <style:text-properties fo:font-size="26pt" officeooo:rsid="00151c62" officeooo:paragraph-rsid="00151c62" style:font-size-asian="28pt" style:font-size-complex="28pt"/>
    </style:style>
    <style:style style:name="P24" style:family="paragraph" style:parent-style-name="Text_20_body" style:list-style-name="L5">
      <style:text-properties fo:font-size="26pt" officeooo:rsid="0014c4b5" officeooo:paragraph-rsid="0014c4b5" style:font-size-asian="28pt" style:font-size-complex="28pt"/>
    </style:style>
    <style:style style:name="P25" style:family="paragraph" style:parent-style-name="Text_20_body" style:list-style-name="L5">
      <style:text-properties fo:font-size="26pt" officeooo:rsid="0014c4b5" officeooo:paragraph-rsid="00151c62" style:font-size-asian="28pt" style:font-size-complex="28pt"/>
    </style:style>
    <style:style style:name="P26" style:family="paragraph" style:parent-style-name="Text_20_body">
      <style:text-properties fo:font-size="22pt" officeooo:rsid="00151c62" officeooo:paragraph-rsid="00151c62" style:font-size-asian="28pt" style:font-size-complex="28pt"/>
    </style:style>
    <style:style style:name="P27" style:family="paragraph" style:parent-style-name="Text_20_body" style:list-style-name="L6">
      <style:text-properties officeooo:rsid="00164944" officeooo:paragraph-rsid="00164944"/>
    </style:style>
    <style:style style:name="P28" style:family="paragraph" style:parent-style-name="Text_20_body">
      <style:paragraph-properties fo:margin-top="0in" fo:margin-bottom="0in" style:contextual-spacing="false"/>
      <style:text-properties officeooo:paragraph-rsid="0018268f"/>
    </style:style>
    <style:style style:name="P29" style:family="paragraph" style:parent-style-name="Text_20_body">
      <style:text-properties officeooo:rsid="0018268f" officeooo:paragraph-rsid="0018268f"/>
    </style:style>
    <style:style style:name="P30" style:family="paragraph" style:parent-style-name="Title">
      <style:paragraph-properties fo:margin-top="0in" fo:margin-bottom="0in" style:contextual-spacing="false"/>
      <style:text-properties fo:language="pl" fo:country="P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0a9898" style:font-size-asian="28pt" style:font-size-complex="28pt"/>
    </style:style>
    <style:style style:name="T3" style:family="text">
      <style:text-properties fo:font-size="28pt" officeooo:rsid="000b688c" style:font-size-asian="28pt" style:font-size-complex="28pt"/>
    </style:style>
    <style:style style:name="T4" style:family="text">
      <style:text-properties fo:font-size="28pt" officeooo:rsid="000c0f17" style:font-size-asian="28pt" style:font-size-complex="28pt"/>
    </style:style>
    <style:style style:name="T5" style:family="text">
      <style:text-properties fo:font-size="28pt" style:font-size-asian="28pt" style:font-size-complex="32pt"/>
    </style:style>
    <style:style style:name="T6" style:family="text">
      <style:text-properties fo:font-size="28pt" fo:font-style="italic" officeooo:rsid="000c0f17" style:font-size-asian="28pt" style:font-style-asian="italic" style:font-size-complex="28pt" style:font-style-complex="italic"/>
    </style:style>
    <style:style style:name="T7" style:family="text">
      <style:text-properties fo:font-size="28pt" fo:font-style="italic" fo:font-weight="bold" officeooo:rsid="000b688c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ize="28pt" fo:font-style="italic" fo:font-weight="normal" officeooo:rsid="000a9898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size="28pt" fo:language="pl" fo:country="PL" style:font-size-asian="28pt" style:font-size-complex="28pt"/>
    </style:style>
    <style:style style:name="T11" style:family="text">
      <style:text-properties fo:font-size="28pt" fo:language="pl" fo:country="PL" officeooo:rsid="000a9898" style:font-size-asian="28pt" style:font-size-complex="28pt"/>
    </style:style>
    <style:style style:name="T12" style:family="text">
      <style:text-properties fo:font-size="28pt" fo:language="pl" fo:country="PL" officeooo:rsid="00113ddd" style:font-size-asian="28pt" style:font-size-complex="28pt"/>
    </style:style>
    <style:style style:name="T13" style:family="text">
      <style:text-properties fo:font-size="28pt" fo:language="pl" fo:country="PL" officeooo:rsid="0012e8ee" style:font-size-asian="28pt" style:font-size-complex="2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dd9ee" style:font-weight-asian="bold" style:font-weight-complex="bold"/>
    </style:style>
    <style:style style:name="T16" style:family="text">
      <style:text-properties fo:font-weight="bold" officeooo:rsid="000eb165" style:font-weight-asian="bold" style:font-weight-complex="bold"/>
    </style:style>
    <style:style style:name="T17" style:family="text">
      <style:text-properties fo:font-weight="bold" officeooo:rsid="00107fd8" style:font-weight-asian="bold" style:font-weight-complex="bold"/>
    </style:style>
    <style:style style:name="T18" style:family="text">
      <style:text-properties fo:font-weight="bold" officeooo:rsid="0011316e" style:font-weight-asian="bold" style:font-weight-complex="bold"/>
    </style:style>
    <style:style style:name="T19" style:family="text">
      <style:text-properties fo:font-weight="bold" fo:background-color="#00a933" loext:char-shading-value="0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1316e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1316e" style:font-style-asian="italic" style:font-weight-asian="bold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b688c" style:font-weight-asian="normal" style:font-weight-complex="normal"/>
    </style:style>
    <style:style style:name="T26" style:family="text">
      <style:text-properties fo:font-weight="normal" officeooo:rsid="000c0f17" style:font-weight-asian="normal" style:font-weight-complex="normal"/>
    </style:style>
    <style:style style:name="T27" style:family="text">
      <style:text-properties fo:font-weight="normal" officeooo:rsid="000eb165" style:font-weight-asian="normal" style:font-weight-complex="normal"/>
    </style:style>
    <style:style style:name="T28" style:family="text">
      <style:text-properties fo:font-weight="normal" officeooo:rsid="0011316e" style:font-weight-asian="normal" style:font-weight-complex="normal"/>
    </style:style>
    <style:style style:name="T29" style:family="text">
      <style:text-properties fo:font-weight="normal" officeooo:rsid="0019b129" style:font-weight-asian="normal" style:font-weight-complex="normal"/>
    </style:style>
    <style:style style:name="T30" style:family="text">
      <style:text-properties fo:font-weight="normal" officeooo:rsid="001b6d00" style:font-weight-asian="normal" style:font-weight-complex="normal"/>
    </style:style>
    <style:style style:name="T31" style:family="text">
      <style:text-properties officeooo:rsid="000d2633"/>
    </style:style>
    <style:style style:name="T32" style:family="text">
      <style:text-properties fo:language="pl" fo:country="PL"/>
    </style:style>
    <style:style style:name="T33" style:family="text">
      <style:text-properties fo:language="pl" fo:country="PL" officeooo:rsid="00151c62"/>
    </style:style>
    <style:style style:name="T34" style:family="text">
      <style:text-properties fo:language="pl" fo:country="PL" fo:font-weight="bold" style:font-weight-asian="bold" style:font-weight-complex="bold"/>
    </style:style>
    <style:style style:name="T35" style:family="text">
      <style:text-properties fo:language="pl" fo:country="PL" fo:font-weight="bold" officeooo:rsid="00151c62" style:font-weight-asian="bold" style:font-weight-complex="bold"/>
    </style:style>
    <style:style style:name="T36" style:family="text">
      <style:text-properties fo:language="pl" fo:country="PL" fo:font-weight="bold" officeooo:rsid="00164944" style:font-weight-asian="bold" style:font-weight-complex="bold"/>
    </style:style>
    <style:style style:name="T37" style:family="text">
      <style:text-properties fo:language="pl" fo:country="PL" fo:font-weight="bold" fo:background-color="#00a933" loext:char-shading-value="0" style:font-weight-asian="bold" style:font-weight-complex="bold"/>
    </style:style>
    <style:style style:name="T38" style:family="text"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language="pl" fo:country="PL" fo:font-style="italic" style:font-style-asian="italic" style:font-style-complex="italic"/>
    </style:style>
    <style:style style:name="T40" style:family="text">
      <style:text-properties fo:language="pl" fo:country="PL" fo:font-style="italic" officeooo:rsid="00151c62" style:font-style-asian="italic" style:font-style-complex="italic"/>
    </style:style>
    <style:style style:name="T41" style:family="text">
      <style:text-properties fo:language="pl" fo:country="PL" officeooo:rsid="00164944"/>
    </style:style>
    <style:style style:name="T42" style:family="text">
      <style:text-properties officeooo:rsid="000eb165"/>
    </style:style>
    <style:style style:name="T43" style:family="text">
      <style:text-properties officeooo:rsid="00107fd8"/>
    </style:style>
    <style:style style:name="T44" style:family="text">
      <style:text-properties officeooo:rsid="00113ddd"/>
    </style:style>
    <style:style style:name="T45" style:family="text">
      <style:text-properties style:text-position="0% 100%" fo:font-size="27pt" fo:language="pl" fo:country="PL" fo:font-style="normal" fo:font-weight="normal" style:font-size-asian="27pt" style:font-style-asian="normal" style:font-weight-asian="normal" style:font-size-complex="27pt" style:font-style-complex="normal" style:font-weight-complex="normal"/>
    </style:style>
    <style:style style:name="T46" style:family="text">
      <style:text-properties officeooo:rsid="001826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Finanse – sesja</text:p>
      <text:h text:style-name="P1" text:outline-level="1"/>
      <text:h text:style-name="Heading_20_1" text:outline-level="1">Wykład 1: Istota i funkcje finansów. Podstawowe kategorie finansowe.</text:h>
      <text:h text:style-name="Heading_20_3" text:outline-level="3" text:is-list-header="true"/>
      <text:h text:style-name="Heading_20_2" text:outline-level="2"><text:span text:style-name="T5">1. Definicja finansów, ujęcie podmiotowe i przedmiotowe finansów.</text:span> </text:h>
      <text:h text:style-name="Heading_20_2" text:outline-level="2"/>
      <text:h text:style-name="P7" text:outline-level="3">Definicja finansów:</text:h>
      <text:p text:style-name="Text_20_body">Ogół zjawisk i procesów monetarnych, związanych z generacją (emisją), gromadzeniem, przepływem i wydatkowaniem środków pieniężnych.</text:p>
      <text:h text:style-name="P8" text:outline-level="3"><text:span text:style-name="T2"/></text:h>
      <text:h text:style-name="P8" text:outline-level="3"><text:span text:style-name="T2">Ujęcie podmiotowe</text:span><text:span text:style-name="T1"> </text:span><text:span text:style-name="T7">(</text:span><text:span text:style-name="T9">Subiektywne podejście</text:span><text:span text:style-name="T7">)</text:span><text:span text:style-name="T3">:</text:span></text:h>
      <text:list text:style-name="L2">
        <text:list-item>
          <text:p text:style-name="P12"><text:span text:style-name="T19">Finanse przedsiębiorstw</text:span> – <text:span text:style-name="T25">nauka i praktyka </text:span><text:span text:style-name="T26">obejmująca</text:span><text:span text:style-name="T25"> operacje monetarne przez przedsiębiorstwa.</text:span></text:p>
        </text:list-item>
        <text:list-item>
          <text:p text:style-name="P13"><text:span text:style-name="T19">Finanse publiczne</text:span><text:span text:style-name="T14"> </text:span>– <text:span text:style-name="T24">nauka i praktyka obejmująca operacje finansowe przez instytuty publiczne.</text:span></text:p>
        </text:list-item>
        <text:list-item>
          <text:p text:style-name="P13"><text:span text:style-name="T19">Finanse osobiste</text:span> – <text:span text:style-name="T24">teoria i praktyka obejmująca operacje finansowe osób fizycznych.</text:span></text:p>
        </text:list-item>
        <text:list-item>
          <text:p text:style-name="P13"><text:span text:style-name="T19">Bankowość</text:span><text:span text:style-name="T14"> </text:span>– <text:span text:style-name="T24">teoria i praktyka obejmująca operacje finansowe banków.</text:span></text:p>
        </text:list-item>
        <text:list-item>
          <text:p text:style-name="P13"><text:span text:style-name="T19">Rynki finansowe</text:span><text:span text:style-name="T14"> </text:span>– <text:span text:style-name="T24">teoria i praktyka odnosząca się do obrotu instrumentami finansowymi.</text:span></text:p>
        </text:list-item>
        <text:list-item>
          <text:p text:style-name="P13"><text:span text:style-name="T19">Finanse ubezpieczeń</text:span><text:span text:style-name="T14"> </text:span>– <text:span text:style-name="T24">grupa zjawisk monetarnych związanych z gromadzeniem i podziałem zasobów pieniężnych przez towarżystwa ubezpieczeń.</text:span></text:p>
        </text:list-item>
      </text:list>
      <text:h text:style-name="P9" text:outline-level="3"><text:span text:style-name="T4"/></text:h>
      <text:h text:style-name="P9" text:outline-level="3"><text:span text:style-name="T4">Ujęcie przedmiotowe (</text:span><text:span text:style-name="T8">Obiektywne podejście</text:span><text:span text:style-name="T6">)</text:span><text:span text:style-name="T1">:</text:span></text:h>
      <text:p text:style-name="Text_20_body">Monetarne przychody i wydatki dzielą się na przychody i wydatki rynkowe i przychody i wydatki nierynkow<text:span text:style-name="T31">e</text:span>.</text:p>
      <text:p text:style-name="P15"/>
      <text:h text:style-name="P4" text:outline-level="2"><text:span text:style-name="T31">2. Funkcje finansów (stabilizacyjna, alokacyjna, redystrybucyjna):</text:span></text:h>
      <text:p text:style-name="P14"/>
      <text:list text:style-name="L3">
        <text:list-item>
          <text:p text:style-name="P18"><text:span text:style-name="T14">Funkcja stabilizacujna</text:span> <text:span text:style-name="T15">– </text:span><text:span text:style-name="T27">polega na wpływie na przebieg procesów gospodarczych w sferze rzeczowej w kierunku stałego i stabilnego wzrostu przy optymalnym wykorzystywaniu czynników produkcji (w tym. siły roboczej) dla powiększenia poziomu życia i realizacji cełów markoekonomicznych. </text:span></text:p>
          <text:p text:style-name="P16"><text:span text:style-name="T28">Funkcja </text:span><text:span text:style-name="T21">nie</text:span><text:span text:style-name="T20"> polega decentralizacji</text:span> <text:span text:style-name="T24">i jest realizowana przez rząd.</text:span></text:p>
        </text:list-item>
        <text:list-item>
          <text:p text:style-name="P19"><text:span text:style-name="T14">Funkcja alokacyjna </text:span><text:span text:style-name="T16">–</text:span><text:span text:style-name="T42"> </text:span><text:span text:style-name="T43">polega na podziałe zasobów produkcji na sfery prywatne i publiczne, a te sfery polega na podziale na różne gałęzi i działy. Państwo ma rołe w zapewneniu tej funkcji poprzez regulację rynku i ochronę własności prywatnej.</text:span></text:p>
          <text:p text:style-name="P17"><text:span text:style-name="T22">Polega decentralizacji </text:span>władzy między rządem i regionalnymi samorządami.</text:p>
        </text:list-item>
        <text:list-item>
          <text:p text:style-name="P20"><text:span text:style-name="T14">Funkcja redystrybucyjna </text:span><text:span text:style-name="T17">– </text:span><text:span text:style-name="T28">polega na wtórnym podziale dochodów wytworczych otrzymanych pierwotne poprzez jednostki wytworcze (np. przedsiębiorstwa) pod wpływem mechanizmu rynkowego lub regulacji administracyjnej. </text:span><text:span text:style-name="T23">Jest realizowana poprzez władze centralną</text:span><text:span text:style-name="T18"> </text:span><text:span text:style-name="T28">poprzez kary, mandaty, grzywny, składki na ubezpeczenia socjalne, podatki itd. Władze przyjmują dochody od różnych podmiotów i redystrybucjują ich między innymi podmiotami w tym. podatnikami. </text:span></text:p>
          <text:p text:style-name="P20"><text:span text:style-name="T28"/></text:p>
        </text:list-item>
      </text:list>
      <text:h text:style-name="P2" text:outline-level="1" text:is-list-header="true"><text:span text:style-name="T32">Wykład 2 - Pieniądz i jego rola w gospodarce rynkowej. </text:span><text:span text:style-name="T33">D</text:span><text:span text:style-name="T32">efinicja pieniądza.</text:span></text:h>
      <text:h text:style-name="Heading_20_2" text:outline-level="2"/>
      <text:h text:style-name="Heading_20_2" text:outline-level="2"><text:span text:style-name="T44">1. </text:span>Definicja finansów, ujęcie podmiotowe i przedmiotowe finansów.</text:h>
      <text:h text:style-name="P10" text:outline-level="3"><text:span text:style-name="T11">Ujęcie </text:span><text:span text:style-name="T12">teoretyczne:</text:span></text:h>
      <text:list text:style-name="L4">
        <text:list-item>
          <text:p text:style-name="P21"><text:span text:style-name="T10">Miernik wartości</text:span></text:p>
        </text:list-item>
        <text:list-item>
          <text:p text:style-name="P21"><text:span text:style-name="T10">Środek wymiany dóbr i usług</text:span></text:p>
        </text:list-item>
        <text:list-item>
          <text:p text:style-name="P21"><text:span text:style-name="T10">Środek płatniczy (transakcyjny)</text:span></text:p>
        </text:list-item>
        <text:list-item>
          <text:p text:style-name="P21"><text:span text:style-name="T10">Jednostka gromadzenia bogactwa</text:span></text:p>
        </text:list-item>
        <text:list-item>
          <text:p text:style-name="P21"><text:span text:style-name="T10">Jednostka </text:span><text:span text:style-name="T13">miary rachunku ekonomiczego</text:span></text:p>
        </text:list-item>
      </text:list>
      <text:h text:style-name="P11" text:outline-level="3"><text:soft-page-break/><text:span text:style-name="T11">Ujęcie </text:span><text:span text:style-name="T13">empiryczne</text:span><text:span text:style-name="T10">:</text:span></text:h>
      <text:p text:style-name="P22"><text:span text:style-name="T10">Ze względu na różne definicje pieniądza stosuje się różne miary określające wiekość jego agregatów monetarnych (tzw. podaż pieniądza), z których każda obrazuje wielkość podaży różnych rodzajów pieniądza:</text:span></text:p>
      <text:list text:style-name="L5">
        <text:list-item>
          <text:p text:style-name="P24"><text:span text:style-name="T37">M0</text:span><text:span text:style-name="T34"> – </text:span><text:span text:style-name="T32">(tzw. </text:span><text:span text:style-name="T38">pieniądź wiekniej mocy</text:span><text:span text:style-name="T32">) jest bazą monetarną obejmujący dwie kategorie pieniądza: </text:span><text:span text:style-name="T38">gotówkę w obiegu </text:span><text:span text:style-name="T32">i </text:span><text:span text:style-name="T38">rezerwy banków komercyjnych</text:span><text:span text:style-name="T32">. </text:span><text:span text:style-name="T39">Jest bardzo ważnym składnikiem podaży pieniądza, wzrost której prowadzi do wielokrótnego wzrostu podaży pieniądza.</text:span></text:p>
        </text:list-item>
        <text:list-item>
          <text:p text:style-name="P25"><text:span text:style-name="T37">M1</text:span><text:span text:style-name="T34"> – </text:span><text:span text:style-name="T32">(tzw. </text:span><text:span text:style-name="T38">pieniądź transakcyjny</text:span><text:span text:style-name="T32">) agregat obejmujący oprócz </text:span><text:span text:style-name="T34">gotówki w obiegu </text:span><text:span text:style-name="T32">(bez rezerwów banków) </text:span><text:span text:style-name="T34">depozyty złotowe i wałutowe </text:span><text:span text:style-name="T36">złożone</text:span><text:span text:style-name="T34"> w bankach komercyjnych</text:span><text:span text:style-name="T33">*</text:span><text:span text:style-name="T32"> </text:span><text:span text:style-name="T33">i </text:span><text:span text:style-name="T35">depozyty 24-godzinne</text:span><text:span text:style-name="T33">. </text:span><text:span text:style-name="T40">Ten agregat może służyć do natychmiastowej realizacji transakcji. </text:span></text:p>
        </text:list-item>
        <text:list-item>
          <text:p text:style-name="P23"><text:span text:style-name="T37">M2</text:span><text:span text:style-name="T34"> –</text:span><text:span text:style-name="T32"> </text:span><text:span text:style-name="T34">M1</text:span><text:span text:style-name="T32"> + </text:span><text:span text:style-name="T34">depozyty terminowe z terminem pierwotnym</text:span><text:span text:style-name="T32"> (na jaki są zakładane) </text:span><text:span text:style-name="T34">do 2 lat włączne </text:span><text:span text:style-name="T32">oraz </text:span><text:span text:style-name="T34">depozyty z terminem wypowiedzenia do 3 miesięcy włączne</text:span><text:span text:style-name="T32">. </text:span><text:span text:style-name="T39">Te składniki mają niższą płynność niż składniki M1</text:span><text:span text:style-name="T32">.</text:span></text:p>
        </text:list-item>
        <text:list-item>
          <text:p text:style-name="P23"><text:span text:style-name="T37">M3</text:span><text:span text:style-name="T34"> –</text:span><text:span text:style-name="T32"> </text:span><text:span text:style-name="T38">Najszerszy agregat pieniężny</text:span><text:span text:style-name="T32"> obejmyjący </text:span><text:span text:style-name="T34">M2</text:span><text:span text:style-name="T32"> + </text:span><text:span text:style-name="T34">dłużne papiery wartościowe z terminem pierwotnym do 2 lat włączne</text:span><text:span text:style-name="T32">, </text:span><text:span text:style-name="T34">zobowiązania banków z tytułu operacji z przyrzeczeniem odkupu</text:span><text:span text:style-name="T32">, </text:span><text:span text:style-name="T41">także </text:span><text:span text:style-name="T36">jednostki uczestnictwa funduszy rynku pieniężnego.</text:span></text:p>
        </text:list-item>
      </text:list>
      <text:p text:style-name="P26"><text:span text:style-name="T32">*przez gospodarstwa domowe/przedsiębiorstwa/niebankowe instytucje finansowe/instytucje samorządowe/fundusze ubezpieczeń spolecznych</text:span></text:p>
      <text:h text:style-name="P5" text:outline-level="2"><text:span text:style-name="T32">Cechy współczesnego pieniądza.</text:span></text:h>
      <text:list xml:id="list3402573777" text:style-name="L6">
        <text:list-item>
          <text:p text:style-name="P27"><text:span text:style-name="T32">Powszechnie akceptowany i rozpoznawany</text:span></text:p>
        </text:list-item>
        <text:list-item>
          <text:p text:style-name="P27"><text:span text:style-name="T32">Wytrzymały</text:span></text:p>
        </text:list-item>
        <text:list-item>
          <text:p text:style-name="P27"><text:span text:style-name="T45">Przenośny i poręczny</text:span></text:p>
        </text:list-item>
        <text:list-item>
          <text:p text:style-name="P27"><text:span text:style-name="T45">Łatwo podzielny na mniejsze jednostki</text:span></text:p>
        </text:list-item>
        <text:list-item>
          <text:p text:style-name="P27"><text:span text:style-name="T45">Trudny do podrobienia</text:span></text:p>
        </text:list-item>
      </text:list>
      <text:h text:style-name="P3" text:outline-level="1"><text:soft-page-break/><text:span text:style-name="T32">Wykład 3 - System finansowy – definicja, funkcje, systematyka. Rodzaje przepływów pieniężnych.</text:span></text:h>
      <text:p text:style-name="P28"><text:span text:style-name="T32"/></text:p>
      <text:h text:style-name="P6" text:outline-level="2"><text:span text:style-name="T46">1. Definicja i funkcje systemu finansowego: Defenicja:</text:span></text:h>
      <text:p text:style-name="P29"><text:span text:style-name="T14">System finansowy </text:span><text:span text:style-name="T29">jest systemem, dzięki któremu są usługi pozwałające na krążenie siły nabywczej w gospodarce. Rezultatem istnienia </text:span><text:span text:style-name="T30">tego systemu jest możliwość generacji pieniądza przez niefinansowe podmioty gospodarcze (np. przedsiębiorstwa) i możliwości cyrkulacji pieniędza między nim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Liberation Serif" fo:font-family="'Liberation Serif'" style:font-family-generic="roman" style:font-pitch="variable" fo:font-size="27pt" officeooo:rsid="000c0f17" style:font-size-asian="27pt" style:font-size-complex="27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40pt" fo:font-weight="bold" officeooo:rsid="000a9898" style:font-size-asian="35pt" style:font-weight-asian="bold" style:font-size-complex="4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6pt" fo:language="pl" fo:country="PL" fo:font-weight="bold" officeooo:rsid="000a9898" style:font-size-asian="28pt" style:font-weight-asian="bold" style:font-size-complex="3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8pt" fo:language="pl" fo:country="PL" fo:font-weight="bold" officeooo:rsid="00151c62" style:font-size-asian="31.5pt" style:font-weight-asian="bold" style:font-size-complex="3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7874in" fo:margin-bottom="0.7874in" fo:margin-left="0.2535in" fo:margin-right="0.3146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2:46:38.751482851</meta:creation-date>
    <dc:date>2024-02-08T12:12:54.287693728</dc:date>
    <meta:editing-duration>PT1H40M37S</meta:editing-duration>
    <meta:editing-cycles>1</meta:editing-cycles>
    <meta:document-statistic meta:table-count="0" meta:image-count="0" meta:object-count="0" meta:page-count="4" meta:paragraph-count="45" meta:word-count="575" meta:character-count="4433" meta:non-whitespace-character-count="3909"/>
    <meta:generator>LibreOffice/24.2.0.2$Linux_X86_64 LibreOffice_project/420$Build-2</meta:generator>
  </office:meta>
</office:document-meta>
</file>